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8pt" style:font-size-asian="18pt" style:font-size-complex="18pt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8pt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anks</text:p>
      <text:p text:style-name="P1">control tank and fight with your friends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708253484238548171" text:style-name="L1">
        <text:list-item>
          <text:p text:style-name="P8"><text:soft-page-break/>Wstęp</text:p>
        </text:list-item>
      </text:list>
      <text:p text:style-name="P3"/>
      <text:p text:style-name="P3">Gra Tanks powstała jako projekt zaliczeniowy z przedmiotu Projektowanie aplikacji internetowych. Mieliśmy za zadanie stworzyć grę sieciową z założeniami przedstawionymi poniżej:</text:p>
      <text:p text:style-name="P3"/>
      <text:list xml:id="list9057837627273640287" text:style-name="L2">
        <text:list-item>
          <text:p text:style-name="P11">gra zaklada nieskonczona liczbe graczy lub gdy ze wzgledu na reguly to nie ma sensu, gre w wielu pokojach rownoczesnie</text:p>
        </text:list-item>
        <text:list-item>
          <text:p text:style-name="P11">gra zakłada przynajmniej dwie równoległe formy komunikacji (np. gra właściwa plus chat)</text:p>
        </text:list-item>
        <text:list-item>
          <text:p text:style-name="P11">komunikacja pomiedzy klientami (graczami) odbywa sie zawsze za posrednictwem serwera</text:p>
        </text:list-item>
        <text:list-item>
          <text:p text:style-name="P11">jakaś część projektu musi być napisana w języku Java i bazować na połączeniach TCP/IP (sockets)</text:p>
        </text:list-item>
        <text:list-item>
          <text:p text:style-name="P11">serwer jest odporny na nieprawidlowe polecenia przesylane przez klienta</text:p>
        </text:list-item>
        <text:list-item>
          <text:p text:style-name="P11">konfiguracja serwera w pliku XML.</text:p>
        </text:list-item>
        <text:list-item>
          <text:p text:style-name="P11">nalezy dostarczyc takze zbior testow jednostkowych (junit w najnowszej wersji, dodatkowy plus za selenium - gdyby projekt miał TAKŻE warstwe WWW)</text:p>
        </text:list-item>
        <text:list-item>
          <text:p text:style-name="P11">należy przygotować dokumentację uwzględniającą wszystkie w.w. aspekty.</text:p>
        </text:list-item>
        <text:list-item>
          <text:p text:style-name="P11">lista gier która NA PEWNO nie może zostać wykonana w ramach zaliczenia projektu (nie jest to lista zamknieta - do ustalenia z prowadzacym), oczekuje się projektów bardziej ambitnych: ping-pong, warcaby, szachy, statki, wisielec, wszystkie gry karciane</text:p>
          <text:p text:style-name="P11"/>
        </text:list-item>
      </text:list>
      <text:p text:style-name="P3">Zgodnie z wymaganiami projekt jest napisany w architekturze Klient-Server i przyjmuje zasadę nieskończonej liczby graczy na mapie.</text:p>
      <text:p text:style-name="P3"/>
      <text:list xml:id="list561843931050804805" text:style-name="L3">
        <text:list-item>
          <text:p text:style-name="P9">Jak uruchomić?</text:p>
        </text:list-item>
      </text:list>
      <text:p text:style-name="P3">Uruchomienie należy zacząć od servera gry – TanksServer.jar. Domyślnie jest on skonfigurowany na porcie 1234, lecz można to zmienić w konfiguracji serwera (config.xml, szczegóły w rozdziale 4). Uruchomiając aplikację nasz serwer jest już gotowy do pracy. Zero skomplikowania!</text:p>
      <text:p text:style-name="P3"/>
      <text:p text:style-name="P3">Jeżeli już uruchomiliśmy serwer, potrzebujemy teraz jakoś się z nim połączyć. Uruchamiając aplikację TanksClient.jar uruchamiamy klienta gry Tanks. Rozpoczynamy w losowym miejscu na mapie z ilością życia na poziomie (domyślnie: 1000.0, do ustawienia w pliku config.xml) punktów. Gracz może jednym strzałem zadać od 20 do 50 punktów obrażeń. Posiadając poniżej 0.0 punktów życia – giniemy. Ginąc – nasze okno aplikacji zamyka się. Podczas kolizji czołgów również ginemy – my oraz przeciwnik. Aby kontynuować grę musimy ją uruchomić ponownie.</text:p>
      <text:p text:style-name="P3"/>
      <text:list xml:id="list35459301" text:continue-numbering="true" text:style-name="L3">
        <text:list-item>
          <text:p text:style-name="P9">Klawiszologia</text:p>
        </text:list-item>
      </text:list>
      <text:p text:style-name="P3">Czołgiem sterujemy przy pomocy czterech klawiszy (A, W, S, D) oraz SPACJĄ.</text:p>
      <text:p text:style-name="P3">A – w lewo</text:p>
      <text:p text:style-name="P3">W – w górę</text:p>
      <text:p text:style-name="P3">S – w dół</text:p>
      <text:p text:style-name="P3">D – w prawo</text:p>
      <text:p text:style-name="P3">SPACJA – strzał</text:p>
      <text:p text:style-name="P3">ENTER – wyślij wiadomość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5467026" text:continue-numbering="true" text:style-name="L3">
        <text:list-item>
          <text:p text:style-name="P9"><text:soft-page-break/>Konfiguracja</text:p>
        </text:list-item>
      </text:list>
      <text:p text:style-name="P4">Serwer</text:p>
      <text:p text:style-name="P3">W pliku config.xml mamy trzy możliwości konfiguracji.</text:p>
      <text:p text:style-name="P3"><text:span text:style-name="T2">Port (domyslnie: 1234) </text:span>– port serwera na którym zostanie on postawiony.</text:p>
      <text:p text:style-name="P3"><text:span text:style-name="T2">DefaultHP (domyślnie: 1000) </text:span>– domyślna początkowa ilość życia każdego czołgu.</text:p>
      <text:p text:style-name="P3"><text:span text:style-name="T2">GameSpeed (domyślnie: 5)</text:span> – prędkość gry (przemieszczania się bomb/czołgów).</text:p>
      <text:p text:style-name="P3"/>
      <text:p text:style-name="P3"><text:span text:style-name="T3">Klient</text:span></text:p>
      <text:p text:style-name="P3"><text:span text:style-name="T4">W pliku config.xml mamy trzy możliwości konfiguracji.</text:span></text:p>
      <text:p text:style-name="P3"><text:span text:style-name="T4">Port (domyślnie: 1234) – port pod którym aplikacja kliencka ma szukać serwera.</text:span></text:p>
      <text:p text:style-name="P3"><text:span text:style-name="T4">Hostname (domyślnie: localhost) – hostname pod którym aplikacja ma szukać serwera.</text:span></text:p>
      <text:p text:style-name="P3">Nickname (domyślnie: null) – nickname osoby klienckiej (gracza). W przypadku wartości null – generuje nazwę z puli i ją ustawia. </text:p>
      <text:p text:style-name="P3"/>
      <text:list xml:id="list35480182" text:continue-numbering="true" text:style-name="L3">
        <text:list-item>
          <text:p text:style-name="P9">Opis projektu TanksServer.jar</text:p>
          <text:p text:style-name="P9"/>
        </text:list-item>
      </text:list>
      <text:p text:style-name="P5">Main.java</text:p>
      <text:p text:style-name="P3">Główna klasa aplikacji serwera, posiada trzy pola oraz kilka metod wspomagających pracę.</text:p>
      <text:p text:style-name="P3"/>
      <text:p text:style-name="P3"><text:span text:style-name="T2">Vector&lt;ClientHandler&gt; activeClients</text:span> – vektor zawierający instancje klasy ClientHandler (opis klasy znajduje się poniżej).</text:p>
      <text:p text:style-name="P3"><text:span text:style-name="T2">int numberOfClients</text:span> – liczba wszystkich dotychczasowych graczy (w dalszej części ID gracza; zerowany przy starcie aplikacji).</text:p>
      <text:p text:style-name="P3"><text:span text:style-name="T2">int port</text:span> – port serwera (na tym porcie aplikacja serwerowa nasłuchuje chcących uzyskać połączenie klientów).</text:p>
      <text:p text:style-name="P3"><text:span text:style-name="T2">float defaultHP </text:span>– przechowuje domyślną startową ilość życia gracza.</text:p>
      <text:p text:style-name="P3"><text:span text:style-name="T2">float gameSpeed </text:span>– przechowuje prędkość gry wczytaną z konfiguracji.</text:p>
      <text:p text:style-name="P3"/>
      <text:p text:style-name="P3"><text:span text:style-name="T2">Vector&lt;ClientHandler&gt; getActiveClients() </text:span>- metoda wysyłająca aktualną listę klientów (tych aktualnych oraz już nieżyjących graczy; wszystkich od momentu startu aplikacji serwerowej)</text:p>
      <text:p text:style-name="P3"><text:span text:style-name="T2">sendToAll(String text) </text:span>– metoda wysyłająca do każdego AKTYWNEGO gracza wiadomość pobraną z argumentu text</text:p>
      <text:p text:style-name="P3"><text:span text:style-name="T2">sendData()</text:span> - metoda wysyła do wszystkich AKTYWNYCH graczy informację na temat pozycji, właściciela, kierunku, życia oraz widoczności wszystkich czołgów</text:p>
      <text:p text:style-name="P3"><text:span text:style-name="T2">findPlayerByNickname(String name) </text:span>– metoda aktualnie niewykorzystywana; przeszukuje vektor graczy w poszukiwaniu nazwy gracza podanego w argumencie. Jeżeli znaleziono – zwraca jego identyfikator, jeżeli nie – zwraca liczbę -1</text:p>
      <text:p text:style-name="P3"><text:span text:style-name="T2">main(String[] args) </text:span>– metoda główna aplikacji, zawiera kilka obowiązkowych pól oraz pętlę główną, która jest odpowiedzialna za przydział przestrzeni serwerowej po zapytaniu klienta oraz obsługę jego żądań – dodanie nowego gracza, przesłanie wiadomości na chatboxie, przesunięcie czołgu, strzał oraz zadane obrażenia.</text:p>
      <text:p text:style-name="P3"><text:span text:style-name="T2">void loadXMLFile()</text:span> - metoda wczytująca plik konfiguracyjny config.xml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ClientHandler.java</text:p>
      <text:p text:style-name="P3">Klasa poboczna przechowujące informacje na temat gracza. Znajdziemy tam pola takie jak:</text:p>
      <text:p text:style-name="P3"><text:span text:style-name="T2">String nameOfClient</text:span> – nazwa klienta</text:p>
      <text:p text:style-name="P3"><text:span text:style-name="T2">DataInputStream dis</text:span> – uchwyt do odbioru informacji od klienta</text:p>
      <text:p text:style-name="P3"><text:span text:style-name="T2">DataOutputStream dos </text:span>– uchwyt do wysyłki informacji do klienta</text:p>
      <text:p text:style-name="P3"><text:span text:style-name="T2">boolean connected</text:span> – zmienna przechowująca informację, czy dany gracz jest jeszcze połączony z serwerem</text:p>
      <text:p text:style-name="P3"><text:span text:style-name="T2">int posX, int posY</text:span> – pozycja czołgu gracza</text:p>
      <text:p text:style-name="P3"><text:span text:style-name="T2">int angle –</text:span><text:span text:style-name="T1"> obrót czołgu (0 – góra, 1 – doł, 2 – prawo, 3 - lewo)</text:span></text:p>
      <text:p text:style-name="P3"><text:span text:style-name="T2">float health </text:span>– ilość punktów życia czołgu gracza</text:p>
      <text:p text:style-name="P3"><text:span text:style-name="T2">int idTank </text:span>– identyfikator czołgu/gracza (Z racji, że jedna sesja = jeden czołg, te zmienne identyfikują się nazwajem)</text:p>
      <text:p text:style-name="P3"/>
      <text:p text:style-name="P6">Najważniejsze metody klasy:a</text:p>
      <text:p text:style-name="P3"><text:span text:style-name="T2">void isCollision()</text:span> - sprawdza ewentualną kolizję czołg-czołg; jeżeli prawda – zabija graczy obydwóch czołgów.</text:p>
      <text:p text:style-name="P3"><text:span text:style-name="T2">move(String direction)</text:span> – na podstawie kodu binarnego (1000 - góra, 0100 – doł, 0010 – prawo 0001 – lewo) zmienia kierunek (obrót) czołgu na polu bitwy.</text:p>
      <text:p text:style-name="P3"><text:span text:style-name="T2">ClientHandler(String name, int idTank, Socket s, DataInputStream dis, DataOutputStream dos, int x, int y)</text:span> – konstruktor klasy; tworzy nowe połączenie/czołg</text:p>
      <text:p text:style-name="P3"/>
      <text:p text:style-name="P3">Klasa posiada inicjalizację nowego wątku, który ma za zadanie sprawdzać połączenie z graczem, odpowiadać na jego zapytania i w razie ewentualnego rozłączenia gracza – wykreśla go z listy aktualnych graczy. </text:p>
      <text:p text:style-name="P3"/>
      <text:p text:style-name="P3"/>
      <text:p text:style-name="P4">Komunikaty wychodzące z serwera:</text:p>
      <text:list xml:id="list7809997484434877434" text:style-name="L4">
        <text:list-item>
          <text:p text:style-name="P12">NewMessage nazwaGracza (ID: idGracza): Wiadomość</text:p>
        </text:list-item>
        <text:list-item>
          <text:p text:style-name="P12">NewBomb idCzołgu</text:p>
        </text:list-item>
        <text:list-item>
          <text:p text:style-name="P12">NewPos posX|posY|idCzołgu|kierunek|punktyŻycia|czyPołączony</text:p>
        </text:list-item>
        <text:list-item>
          <text:p text:style-name="P12">idCzołgu (przy inicjalizacji połączenia)</text:p>
        </text:list-item>
      </text:list>
      <text:p text:style-name="P3"/>
      <text:p text:style-name="P4">Komunikaty przychodzące do serwera:</text:p>
      <text:list xml:id="list2956364735736682793" text:style-name="L5">
        <text:list-item>
          <text:p text:style-name="P13">NewPlayer nazwaGracza</text:p>
        </text:list-item>
      </text:list>
      <text:list xml:id="list35456319" text:continue-list="list7809997484434877434" text:style-name="L4">
        <text:list-item>
          <text:p text:style-name="P12">NewMessage nazwaGracza (ID: idGracza): Wiadomość</text:p>
        </text:list-item>
        <text:list-item>
          <text:p text:style-name="P12">TankMove kierunek</text:p>
        </text:list-item>
        <text:list-item>
          <text:p text:style-name="P12">Shot</text:p>
        </text:list-item>
        <text:list-item>
          <text:p text:style-name="P12">dmg idGracza|obrażenia</text:p>
        </text:list-item>
      </text:list>
      <text:p text:style-name="P3"/>
      <text:list xml:id="list35484163" text:continue-list="list35480182" text:style-name="L3">
        <text:list-item>
          <text:p text:style-name="P9">Opis projektu TanksClient.jar</text:p>
        </text:list-item>
      </text:list>
      <text:p text:style-name="P5">Main.java</text:p>
      <text:p text:style-name="P3">Główna klasa aplikacji klienta, posiada kilka metod wspomagających pracę.</text:p>
      <text:p text:style-name="P3"/>
      <text:p text:style-name="P3">Jako, że klient musiał być aplikacja okienkową, a ja wybrałem bibliotekę javafx – większość to inicjalizacja okna.</text:p>
      <text:p text:style-name="P3"/>
      <text:p text:style-name="P3">Po uruchomieniu aplikacja domyślnie losuje nazwę użytkownika z puli nazw umieszczonej w kodzie oraz takową ustawia danemu użytkownikowi. (Możliwa jest wersja z podawaniem nazwy użytkownika jako argument wywołania, lecz dopiero po odpowiedniej zmianie w pliku konfiguracyjnym).</text:p>
      <text:p text:style-name="P3"/>
      <text:p text:style-name="P3"><text:soft-page-break/>Klasa zawiera również kilka nasłuchiwaczy takich jak np. zamknięcie okna powoduje rozłączenie z serwerem oraz obsługę klawiszy do sterowania czołgiem. Każda z tych czynności wysyła odpowiedni komunikat do serwera, który obsługuje czynność po jego stronie.</text:p>
      <text:p text:style-name="P3"/>
      <text:p text:style-name="P7">Controller.java</text:p>
      <text:p text:style-name="P3">Jedna z równie ważnych klas. Zawiera wszystkie metody potrzebne do komunikacji klient-serwer oraz przechowuje lokalnie informacje na temat innych graczy (ich pozycji, stanu punktów życia) potrzebnych do wyrenderowania obiektów na mapie gry.</text:p>
      <text:p text:style-name="P3"/>
      <text:p text:style-name="P3">Pola tej klasy:</text:p>
      <text:p text:style-name="P3"><text:span text:style-name="T2">int port </text:span>– port pod którym klient ma szukać serwera</text:p>
      <text:p text:style-name="P3"><text:span text:style-name="T2">String hostname </text:span>– nazwa serwera (Domyślnie localhost)</text:p>
      <text:p text:style-name="P3"><text:span text:style-name="T2">boolean running </text:span>– czy połączenie z serwerem jest zachowane (w przypadku rozłączenia – zmienia się na false)</text:p>
      <text:p text:style-name="P3"><text:span text:style-name="T2">List&lt;String&gt; chatList </text:span>– lista przechowująca wiadomości na chatcie</text:p>
      <text:p text:style-name="P3"><text:span text:style-name="T2">List&lt;Tank&gt; tankList </text:span>– lista przechowująca instancje czołgów graczy</text:p>
      <text:p text:style-name="P3"><text:span text:style-name="T2">List&lt;Bomb&gt; bombList </text:span>– lista przechowująca instancje bomb (strzałów) wysłanych przez graczy</text:p>
      <text:p text:style-name="P3">String nickName – nazwa gracza</text:p>
      <text:p text:style-name="P3"><text:span text:style-name="T2">int idTank</text:span> – identyfikator gracza/czołgu (Z racji, że jedna sesja = jeden czołg, te zmienne identyfikują się nazwajem)</text:p>
      <text:p text:style-name="P3"><text:span text:style-name="T2">DataOutputStream dos</text:span> – uchwyt połączenia z serwerem (klient=&gt;serwer).</text:p>
      <text:p text:style-name="P3"><text:span text:style-name="T2">DataInputStream dis</text:span> – uchwyt połączenia z serwerem (serwer=&gt;klient).</text:p>
      <text:p text:style-name="P3"><text:span text:style-name="T2">float gameSpeed</text:span> – prędkość gry</text:p>
      <text:p text:style-name="P3"><text:span text:style-name="T2">float defaultHP</text:span> – ilość startowej ilości życia</text:p>
      <text:p text:style-name="P3"/>
      <text:p text:style-name="P3"><text:span text:style-name="T2">void sendMessage()</text:span> – metoda odpowiedzialna za wysłanie wiadomości z TextFielda do serwera, który następnie roześle to do reszty graczy i umieści w liście chatList każdego z graczy osobno.</text:p>
      <text:p text:style-name="P3"><text:span text:style-name="T2">void sendToServer(String mess)</text:span> – główna metoda komunikacji klient-serwer; wysyła wiadomość podaną jako argument do serwera.</text:p>
      <text:p text:style-name="P3"><text:span text:style-name="T2">boolean findId(int id)</text:span> – przeszukuje listę czołów (tankList) w poszukiwaniu podanego jako argument identyfikatora czołgu. Jeżeli znajdzie – zwraca true, jeżeli nie – false.</text:p>
      <text:p text:style-name="P3"><text:span text:style-name="T2">String generateChat()</text:span> - metoda odpowiedzialna za generowanie chatu. Ma za zadanie ograniczać liczbę wiadomości (kolejka FIFO o pojemności 30 wiadomości). Zwraca zformatowaną treść chatboxa, prosto do odpowiedniego labela.</text:p>
      <text:p text:style-name="P3"><text:span text:style-name="T2">boolean checkCollision(int idBomb, int idTank)</text:span> – wykrywa kolizję bomby (strzału) z czołgiem gracza. Jeżeli taka zaistnieje – zwraca true, jeżeli nie – false.</text:p>
      <text:p text:style-name="P3"/>
      <text:p text:style-name="P3">Klasa zawiera inicjalizację wątku pobocznego, który ma za zadanie obsługiwać całą komunikację – od połączenia gracza z serwerem, poprzez sterowanie czołgiem w trakcie gry, a kończąc na rozłączeniu po jego zniszczeniu.</text:p>
      <text:p text:style-name="P3"/>
      <text:p text:style-name="P3">Tank.java</text:p>
      <text:p text:style-name="P3">Klasa przechowuje lokalne informacje o czołgach graczy (potrzebne do późniejszego wyrenderowania mapy gry).</text:p>
      <text:p text:style-name="P3"/>
      <text:p text:style-name="P3">Bomb.java</text:p>
      <text:p text:style-name="P3">Klasa przechowuje lokalne informacje o bombach graczy (potrzebne do późniejszego wyrenderowania mapy gry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04T17:43:54.60</meta:creation-date>
    <dc:date>2019-01-10T15:26:16.14</dc:date>
    <meta:editing-duration>PT2H24M27S</meta:editing-duration>
    <meta:editing-cycles>41</meta:editing-cycles>
    <meta:generator>OpenOffice/4.1.5$Win32 OpenOffice.org_project/415m1$Build-9789</meta:generator>
    <meta:document-statistic meta:table-count="0" meta:image-count="0" meta:object-count="0" meta:page-count="5" meta:paragraph-count="107" meta:word-count="1311" meta:character-count="9397"/>
  </office:meta>
</office:document-meta>
</file>